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2.5945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2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be33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nodes</text:p>
          </table:table-cell>
          <table:table-cell office:value-type="string" calcext:value-type="string">
            <text:p>Number of groups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# Viable Solutions</text:p>
          </table:table-cell>
          <table:table-cell office:value-type="string" calcext:value-type="string">
            <text:p>Time (seconds)</text:p>
          </table:table-cell>
          <table:table-cell table:style-name="ce1" office:value-type="string" calcext:value-type="string">
            <text:p>Max path cost</text:p>
          </table:table-cell>
          <table:table-cell office:value-type="string" calcext:value-type="string">
            <text:p>Max step cos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olutions/Sec</text:p>
          </table:table-cell>
          <table:table-cell/>
          <table:table-cell office:value-type="string" calcext:value-type="string">
            <text:p>Runtime Improvement</text:p>
          </table:table-cell>
          <table:table-cell table:style-name="ce6" office:value-type="string" calcext:value-type="string">
            <text:p>%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50" calcext:value-type="float">
            <text:p>11550</text:p>
          </table:table-cell>
          <table:table-cell table:style-name="ce2" office:value-type="float" office:value="4.61098623275757" calcext:value-type="float">
            <text:p>4.61098623275757</text:p>
          </table:table-cell>
          <table:table-cell office:value-type="float" office:value="999999" calcext:value-type="float">
            <text:p>9999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2]/[.E2]" office:value-type="float" office:value="2504.88711459297" calcext:value-type="float">
            <text:p>2504.88711459297</text:p>
          </table:table-cell>
          <table:table-cell/>
          <table:table-cell office:value-type="string" calcext:value-type="string">
            <text:p>2 → 3</text:p>
          </table:table-cell>
          <table:table-cell table:formula="of:=100*((([.E2]/[.E5])+([.E3]/[.E6])+([.E4]/[.E7]))/3)-100" office:value-type="float" office:value="130.224216713331" calcext:value-type="float">
            <text:p>130.22421671333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2400" calcext:value-type="float">
            <text:p>92400</text:p>
          </table:table-cell>
          <table:table-cell table:style-name="ce2" office:value-type="float" office:value="46.6225876808167" calcext:value-type="float">
            <text:p>46.6225876808167</text:p>
          </table:table-cell>
          <table:table-cell office:value-type="float" office:value="999999" calcext:value-type="float">
            <text:p>9999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3]/[.E3]" office:value-type="float" office:value="1981.87197657454" calcext:value-type="float">
            <text:p>1981.87197657454</text:p>
          </table:table-cell>
          <table:table-cell/>
          <table:table-cell office:value-type="string" calcext:value-type="string">
            <text:p>3 → 4</text:p>
          </table:table-cell>
          <table:table-cell table:formula="of:=100*((([.E5]/[.E8])+([.E6]/[.E9])+([.E7]/[.E10]))/3)-100" office:value-type="float" office:value="8.57146219541534" calcext:value-type="float">
            <text:p>8.5714621954153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47400" calcext:value-type="float">
            <text:p>1247400</text:p>
          </table:table-cell>
          <table:table-cell table:style-name="ce2" office:value-type="float" office:value="893.783821344376" calcext:value-type="float">
            <text:p>893.783821344376</text:p>
          </table:table-cell>
          <table:table-cell office:value-type="float" office:value="999999" calcext:value-type="float">
            <text:p>9999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4]/[.E4]" office:value-type="float" office:value="1395.63949381377" calcext:value-type="float">
            <text:p>1395.63949381377</text:p>
          </table:table-cell>
          <table:table-cell/>
          <table:table-cell office:value-type="string" calcext:value-type="string">
            <text:p>4 → 5</text:p>
          </table:table-cell>
          <table:table-cell table:formula="of:=100*((([.E8]/[.E11])+([.E9]/[.E12])+([.E10]/[.E13]))/3)-100" office:value-type="float" office:value="154.391551206602" calcext:value-type="float">
            <text:p>154.3915512066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550" calcext:value-type="float">
            <text:p>11550</text:p>
          </table:table-cell>
          <table:table-cell office:value-type="float" office:value="1.94485354423523" calcext:value-type="float">
            <text:p>1.94485354423523</text:p>
          </table:table-cell>
          <table:table-cell table:style-name="ce4"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formula="of:=[.D5]/[.E5]" office:value-type="float" office:value="5938.75052146499" calcext:value-type="float">
            <text:p>5938.7505214649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400" calcext:value-type="float">
            <text:p>92400</text:p>
          </table:table-cell>
          <table:table-cell office:value-type="float" office:value="20.5590043067932" calcext:value-type="float">
            <text:p>20.5590043067932</text:p>
          </table:table-cell>
          <table:table-cell table:style-name="ce4"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formula="of:=[.D6]/[.E6]" office:value-type="float" office:value="4494.38108096844" calcext:value-type="float">
            <text:p>4494.3810809684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394.064499139786" calcext:value-type="float">
            <text:p>394.064499139786</text:p>
          </table:table-cell>
          <table:table-cell table:style-name="ce4"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formula="of:=[.D7]/[.E7]" office:value-type="float" office:value="3165.47164924266" calcext:value-type="float">
            <text:p>3165.47164924266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50" calcext:value-type="float">
            <text:p>11550</text:p>
          </table:table-cell>
          <table:table-cell table:style-name="ce2" office:value-type="float" office:value="1.88469552993774" calcext:value-type="float">
            <text:p>1.88469552993774</text:p>
          </table:table-cell>
          <table:table-cell office:value-type="float" office:value="999999" calcext:value-type="float">
            <text:p>9999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D8]/[.E8]" office:value-type="float" office:value="6128.31081547774" calcext:value-type="float">
            <text:p>6128.31081547774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2400" calcext:value-type="float">
            <text:p>92400</text:p>
          </table:table-cell>
          <table:table-cell table:style-name="ce2" office:value-type="float" office:value="19.1904399394989" calcext:value-type="float">
            <text:p>19.1904399394989</text:p>
          </table:table-cell>
          <table:table-cell office:value-type="float" office:value="999999" calcext:value-type="float">
            <text:p>9999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D9]/[.E9]" office:value-type="float" office:value="4814.89743285233" calcext:value-type="float">
            <text:p>4814.89743285233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47400" calcext:value-type="float">
            <text:p>1247400</text:p>
          </table:table-cell>
          <table:table-cell table:style-name="ce2" office:value-type="float" office:value="341.503746032715" calcext:value-type="float">
            <text:p>341.503746032715</text:p>
          </table:table-cell>
          <table:table-cell office:value-type="float" office:value="999999" calcext:value-type="float">
            <text:p>9999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D10]/[.E10]" office:value-type="float" office:value="3652.6685709635" calcext:value-type="float">
            <text:p>3652.668570963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550" calcext:value-type="float">
            <text:p>11550</text:p>
          </table:table-cell>
          <table:table-cell office:value-type="float" office:value="0.934900283813477" calcext:value-type="float">
            <text:p>0.934900283813477</text:p>
          </table:table-cell>
          <table:table-cell table:style-name="ce4"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formula="of:=[.D11]/[.E11]" office:value-type="float" office:value="12354.2587375066" calcext:value-type="float">
            <text:p>12354.258737506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400" calcext:value-type="float">
            <text:p>92400</text:p>
          </table:table-cell>
          <table:table-cell office:value-type="float" office:value="7.4442024230957" calcext:value-type="float">
            <text:p>7.4442024230957</text:p>
          </table:table-cell>
          <table:table-cell table:style-name="ce4"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formula="of:=[.D12]/[.E12]" office:value-type="float" office:value="12412.3438279067" calcext:value-type="float">
            <text:p>12412.34382790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112.41403222084" calcext:value-type="float">
            <text:p>112.41403222084</text:p>
          </table:table-cell>
          <table:table-cell table:style-name="ce4"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formula="of:=[.D13]/[.E13]" office:value-type="float" office:value="11096.4794639645" calcext:value-type="float">
            <text:p>11096.4794639645</text:p>
          </table:table-cell>
          <table:table-cell table:number-columns-repeated="3"/>
        </table:table-row>
      </table:table>
      <table:table table:name="Complexity Graph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2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umber of Elements</text:p>
          </table:table-cell>
          <table:table-cell office:value-type="string" calcext:value-type="string">
            <text:p>Number of Groups</text:p>
          </table:table-cell>
          <table:table-cell office:value-type="string" calcext:value-type="string">
            <text:p>Number of Nodes per Group</text:p>
          </table:table-cell>
          <table:table-cell office:value-type="string" calcext:value-type="string">
            <text:p>Number of Solutions</text:p>
          </table:table-cell>
          <table:table-cell/>
          <table:table-cell office:value-type="string" calcext:value-type="string">
            <text:p>Number of elements</text:p>
          </table:table-cell>
          <table:table-cell office:value-type="string" calcext:value-type="string">
            <text:p>Number of groups</text:p>
          </table:table-cell>
          <table:table-cell office:value-type="string" calcext:value-type="string">
            <text:p>Max step</text:p>
          </table:table-cell>
          <table:table-cell office:value-type="string" calcext:value-type="string">
            <text:p>Max Path</text:p>
          </table:table-cell>
          <table:table-cell office:value-type="string" calcext:value-type="string">
            <text:p>Solu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%Explored</text:p>
          </table:table-cell>
          <table:table-cell office:value-type="string" calcext:value-type="string">
            <text:p>Solutions per seco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A2]/[.B2]" office:value-type="float" office:value="12" calcext:value-type="float">
            <text:p>12</text:p>
          </table:table-cell>
          <table:table-cell table:formula="of:=([.C2]^([.A2]-1))" office:value-type="float" office:value="743008370688" calcext:value-type="float">
            <text:p>7430083706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0218" calcext:value-type="float">
            <text:p>40218</text:p>
          </table:table-cell>
          <table:table-cell office:value-type="float" office:value="5.67218327522278" calcext:value-type="float">
            <text:p>5.67218327522278</text:p>
          </table:table-cell>
          <table:table-cell table:formula="of:=([.J2]/([.G2]^([.F2]-1))*100)" office:value-type="float" office:value="0.958871841430664" calcext:value-type="float">
            <text:p>0.958871841430664</text:p>
          </table:table-cell>
          <table:table-cell table:formula="of:=[.J2]/[.K2]" office:value-type="float" office:value="7090.39148570537" calcext:value-type="float">
            <text:p>7090.391485705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6" calcext:value-type="float">
            <text:p>6</text:p>
          </table:table-cell>
          <table:table-cell table:formula="of:=([.C3]^([.A3]-1))" office:value-type="float" office:value="362797056" calcext:value-type="float">
            <text:p>3627970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92400" calcext:value-type="float">
            <text:p>92400</text:p>
          </table:table-cell>
          <table:table-cell office:value-type="float" office:value="7.62012505531311" calcext:value-type="float">
            <text:p>7.62012505531311</text:p>
          </table:table-cell>
          <table:table-cell table:formula="of:=([.J3]/([.G3]^([.F3]-1))*100)" office:value-type="float" office:value="2.20298767089844" calcext:value-type="float">
            <text:p>2.20298767089844</text:p>
          </table:table-cell>
          <table:table-cell table:formula="of:=[.J3]/[.K3]" office:value-type="float" office:value="12125.7852501481" calcext:value-type="float">
            <text:p>12125.7852501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A4]/[.B4]" office:value-type="float" office:value="4" calcext:value-type="float">
            <text:p>4</text:p>
          </table:table-cell>
          <table:table-cell table:formula="of:=([.C4]^([.A4]-1))" office:value-type="float" office:value="4194304" calcext:value-type="float">
            <text:p>41943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92400" calcext:value-type="float">
            <text:p>92400</text:p>
          </table:table-cell>
          <table:table-cell office:value-type="float" office:value="7.83811569213867" calcext:value-type="float">
            <text:p>7.83811569213867</text:p>
          </table:table-cell>
          <table:table-cell table:formula="of:=([.J4]/([.G4]^([.F4]-1))*100)" office:value-type="float" office:value="2.20298767089844" calcext:value-type="float">
            <text:p>2.20298767089844</text:p>
          </table:table-cell>
          <table:table-cell table:formula="of:=[.J4]/[.K4]" office:value-type="float" office:value="11788.5476087925" calcext:value-type="float">
            <text:p>11788.54760879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A5]/[.B5]" office:value-type="float" office:value="3" calcext:value-type="float">
            <text:p>3</text:p>
          </table:table-cell>
          <table:table-cell table:formula="of:=([.C5]^([.A5]-1))" office:value-type="float" office:value="177147" calcext:value-type="float">
            <text:p>1771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35376" calcext:value-type="float">
            <text:p>35376</text:p>
          </table:table-cell>
          <table:table-cell office:value-type="float" office:value="5.77206826210022" calcext:value-type="float">
            <text:p>5.77206826210022</text:p>
          </table:table-cell>
          <table:table-cell table:formula="of:=([.J5]/([.G5]^([.F5]-1))*100)" office:value-type="float" office:value="0.843429565429688" calcext:value-type="float">
            <text:p>0.843429565429688</text:p>
          </table:table-cell>
          <table:table-cell table:formula="of:=[.J5]/[.K5]" office:value-type="float" office:value="6128.8256468277" calcext:value-type="float">
            <text:p>6128.8256468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6]/[.B6]" office:value-type="float" office:value="2" calcext:value-type="float">
            <text:p>2</text:p>
          </table:table-cell>
          <table:table-cell table:formula="of:=([.C6]^([.A6]-1))" office:value-type="float" office:value="2048" calcext:value-type="float">
            <text:p>20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146280" calcext:value-type="float">
            <text:p>146280</text:p>
          </table:table-cell>
          <table:table-cell office:value-type="float" office:value="57.9435331821442" calcext:value-type="float">
            <text:p>57.9435331821442</text:p>
          </table:table-cell>
          <table:table-cell table:formula="of:=([.J6]/([.G6]^([.F6]-1))*100)" office:value-type="float" office:value="0.0403200625751495" calcext:value-type="float">
            <text:p>0.04032006257515</text:p>
          </table:table-cell>
          <table:table-cell table:formula="of:=[.J6]/[.K6]" office:value-type="float" office:value="2524.52675849386" calcext:value-type="float">
            <text:p>2524.5267584938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A7]/[.B7]" office:value-type="float" office:value="1" calcext:value-type="float">
            <text:p>1</text:p>
          </table:table-cell>
          <table:table-cell table:formula="of:=([.C7]^([.A7]-1)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7.78811717033386" calcext:value-type="float">
            <text:p>7.78811717033386</text:p>
          </table:table-cell>
          <table:table-cell table:formula="of:=([.J7]/([.G7]^([.F7]-1))*100)" office:value-type="float" office:value="0.0000330763433758404" calcext:value-type="float">
            <text:p>3.30763433758404E-05</text:p>
          </table:table-cell>
          <table:table-cell table:formula="of:=[.J7]/[.K7]" office:value-type="float" office:value="15.4080886786216" calcext:value-type="float">
            <text:p>15.4080886786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6:42:25.476048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1:08:04.762150993</meta:creation-date>
    <meta:generator>LibreOffice/7.1.6.2.0$Linux_X86_64 LibreOffice_project/10$Build-2</meta:generator>
    <dc:date>2021-10-26T16:44:06.221336006</dc:date>
    <meta:editing-duration>PT4H8M54S</meta:editing-duration>
    <meta:editing-cycles>59</meta:editing-cycles>
    <meta:document-statistic meta:table-count="2" meta:cell-count="209" meta:object-count="0"/>
  </office:meta>
</office:document-meta>
</file>